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svg:stroke-opacity="100%" draw:opacity="50%" draw:opacity-name="" draw:textarea-horizontal-align="justify" draw:textarea-vertical-align="middle" draw:auto-grow-height="false" fo:min-height="7.642cm" fo:min-width="21.96cm"/>
    </style:style>
    <style:style style:name="gr2" style:family="graphic" style:parent-style-name="standard">
      <style:graphic-properties draw:textarea-horizontal-align="justify" draw:textarea-vertical-align="middle" draw:auto-grow-height="false" fo:min-height="0.867cm" fo:min-width="3.9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67cm" fo:min-width="3.96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6cm" fo:min-width="3.966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3.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41cm" fo:min-width="8.31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1cm" fo:min-width="8.312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69a2e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69a2e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4.876cm"/>
      <style:paragraph-properties style:writing-mode="lr-tb"/>
    </style:style>
    <style:style style:name="co1" style:family="table-column">
      <style:table-column-properties style:column-width="3.635cm" style:use-optimal-column-width="false"/>
    </style:style>
    <style:style style:name="co2" style:family="table-column">
      <style:table-column-properties style:column-width="3.639cm" style:use-optimal-column-width="false"/>
    </style:style>
    <style:style style:name="co3" style:family="table-column">
      <style:table-column-properties style:column-width="2.895cm" style:use-optimal-column-width="false"/>
    </style:style>
    <style:style style:name="co4" style:family="table-column">
      <style:table-column-properties style:column-width="2.903cm" style:use-optimal-column-width="false"/>
    </style:style>
    <style:style style:name="ro1" style:family="table-row">
      <style:table-row-properties style:row-height="1.709cm" style:use-optimal-row-height="false"/>
    </style:style>
    <style:style style:name="ro2" style:family="table-row">
      <style:table-row-properties style:row-height="1.37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46cm" svg:height="7.892cm" svg:x="2.587cm" svg:y="12.1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315cm" svg:height="1.579cm" svg:x="13.114cm" svg:y="13.734cm">
          <text:p text:style-name="P2"><text:span text:style-name="T1">V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6.314cm" svg:height="1.579cm" svg:x="7.5cm" svg:y="15.708cm">
          <text:p text:style-name="P2"><text:span text:style-name="T1">V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6.316cm" svg:height="1.579cm" svg:x="18.026cm" svg:y="15.708cm">
          <text:p text:style-name="P2"><text:span text:style-name="T1">V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6.316cm" svg:height="1.578cm" svg:x="3.288cm" svg:y="18.076cm">
          <text:p text:style-name="P2"><text:span text:style-name="T1">V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6.316cm" svg:height="1.578cm" svg:x="10.306cm" svg:y="18.076cm">
          <text:p text:style-name="P2"><text:span text:style-name="T1">V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6.316cm" svg:height="1.578cm" svg:x="18.026cm" svg:y="18.076cm">
          <text:p text:style-name="P2"><text:span text:style-name="T1">V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3.114cm" svg:y1="14.523cm" svg:x2="10.657cm" svg:y2="15.708cm" draw:start-shape="id1" draw:start-glue-point="6" draw:end-shape="id2" draw:end-glue-point="4" svg:d="M13114 14523h-2457v1185" svg:viewBox="0 0 2458 1186">
          <text:p/>
        </draw:connector>
        <draw:connector draw:style-name="gr5" draw:text-style-name="P2" draw:layer="layout" svg:x1="19.429cm" svg:y1="14.523cm" svg:x2="21.184cm" svg:y2="15.708cm" draw:start-shape="id1" draw:start-glue-point="10" draw:end-shape="id3" draw:end-glue-point="4" svg:d="M19429 14523h1755v1185" svg:viewBox="0 0 1756 1186">
          <text:p/>
        </draw:connector>
        <draw:connector draw:style-name="gr5" draw:text-style-name="P2" draw:layer="layout" svg:x1="8.424cm" svg:y1="17.056cm" svg:x2="6.446cm" svg:y2="18.076cm" draw:start-shape="id2" draw:start-glue-point="7" draw:end-shape="id4" draw:end-glue-point="4" svg:d="M8424 17056v626h-1978v394" svg:viewBox="0 0 1979 1021">
          <text:p/>
        </draw:connector>
        <draw:connector draw:style-name="gr5" draw:text-style-name="P2" draw:layer="layout" svg:x1="12.89cm" svg:y1="17.056cm" svg:x2="13.464cm" svg:y2="18.076cm" draw:start-shape="id2" draw:start-glue-point="9" draw:end-shape="id5" draw:end-glue-point="4" svg:d="M12890 17056v626h574v394" svg:viewBox="0 0 575 1021">
          <text:p/>
        </draw:connector>
        <draw:connector draw:style-name="gr5" draw:text-style-name="P2" draw:layer="layout" svg:x1="21.184cm" svg:y1="17.287cm" svg:x2="21.184cm" svg:y2="18.076cm" draw:start-shape="id3" draw:start-glue-point="8" draw:end-shape="id6" draw:end-glue-point="4" svg:d="M21184 17287v789" svg:viewBox="0 0 1 790">
          <text:p/>
        </draw:connector>
        <draw:frame draw:style-name="gr6" draw:text-style-name="P4" draw:layer="layout" svg:width="6.453cm" svg:height="1.001cm" svg:x="10.872cm" svg:y="12.158cm">
          <draw:text-box>
            <text:p><text:span text:style-name="T2">VFS TREE</text:span></text:p>
          </draw:text-box>
        </draw:frame>
        <draw:frame draw:style-name="standard" xml:id="id7" draw:id="id7" draw:layer="layout" svg:width="10.908cm" svg:height="1.708cm" svg:x="14.154cm" svg:y="2.3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10.848cm" svg:height="0.844cm" svg:x="14.599cm" svg:y="1.635cm">
          <draw:text-box>
            <text:p text:style-name="P2"><text:span text:style-name="T3"><text:s text:c="17"/></text:span><text:span text:style-name="T3">Task file descriptors</text:span></text:p>
          </draw:text-box>
        </draw:frame>
        <draw:custom-shape draw:style-name="gr8" draw:text-style-name="P7" xml:id="id10" draw:id="id10" draw:layer="layout" svg:width="8.813cm" svg:height="3.66cm" svg:x="2.587cm" svg:y="7.182cm">
          <text:p text:style-name="P6"><text:span text:style-name="T1">- Cursor position</text:span></text:p>
          <text:p text:style-name="P6"><text:span text:style-name="T1">- Mode (R/W/RW)</text:span></text:p>
          <text:p text:style-name="P6"><text:span text:style-name="T1">- VNODE ptr</text:span></text:p>
          <text:p text:style-name="P6"><text:span text:style-name="T1">- Next fd</text:span></text:p>
          <text:p text:style-name="P6"><text:span text:style-name="T1">- Prev f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8" draw:id="id8" draw:layer="layout" svg:width="8.812cm" svg:height="1.331cm" svg:x="2.629cm" svg:y="4.413cm">
          <text:p text:style-name="P6"><text:span text:style-name="T1">- ptr to global fd table entry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4.154cm" svg:y1="3.251cm" svg:x2="11.441cm" svg:y2="5.078cm" draw:start-shape="id7" draw:start-glue-point="3" draw:end-shape="id8" draw:end-glue-point="1" svg:d="M14154 3251h-1357v1827h-1356" svg:viewBox="0 0 2714 1828">
          <text:p/>
        </draw:connector>
        <draw:frame draw:style-name="standard" xml:id="id9" draw:id="id9" draw:layer="layout" svg:width="11.587cm" svg:height="1.376cm" svg:x="13.433cm" svg:y="8.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2">FD</text:p>
              </table:table-cell>
              <table:table-cell>
                <text:p text:style-name="P2">FD</text:p>
              </table:table-cell>
              <table:table-cell>
                <text:p text:style-name="P2">FD</text:p>
              </table:table-cell>
              <table:table-cell>
                <text:p text:style-name="P2">FD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1" draw:text-style-name="P8" draw:layer="layout" svg:x1="13.433cm" svg:y1="9.328cm" svg:x2="11.4cm" svg:y2="9.012cm" draw:start-shape="id9" draw:start-glue-point="3" draw:end-shape="id10" draw:end-glue-point="1" svg:d="M13433 9328h-1017v-316h-1016" svg:viewBox="0 0 2034 317">
          <text:p/>
        </draw:connector>
        <draw:line draw:style-name="gr12" draw:text-style-name="P8" draw:layer="layout" svg:x1="19.03cm" svg:y1="4.412cm" svg:x2="19.011cm" svg:y2="7.554cm">
          <text:p/>
        </draw:line>
        <draw:line draw:style-name="gr13" draw:text-style-name="P8" draw:layer="layout" svg:x1="19.03cm" svg:y1="10.185cm" svg:x2="19.049cm" svg:y2="12.054cm">
          <text:p/>
        </draw:line>
        <draw:frame draw:style-name="gr14" draw:text-style-name="P9" draw:layer="layout" svg:width="7.905cm" svg:height="0.844cm" svg:x="15.453cm" svg:y="7.848cm">
          <draw:text-box>
            <text:p text:style-name="P2"><text:span text:style-name="T3"><text:s text:c="13"/></text:span><text:span text:style-name="T3">Global fd tab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20:20:36.963494198</meta:creation-date>
    <dc:date>2022-12-19T21:36:40.216176367</dc:date>
    <meta:editing-duration>PT1H15M7S</meta:editing-duration>
    <meta:editing-cycles>3</meta:editing-cycles>
    <meta:generator>LibreOffice/7.4.2.3$Linux_X86_64 LibreOffice_project/40$Build-3</meta:generator>
    <meta:document-statistic meta:object-count="23"/>
  </office:meta>
</office:document-meta>
</file>